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00/00/00</text:date>, <text:time style:data-style-name="N2" text:time-value="10:09:13.9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8T10:35:32.903000000</dc:date>
    <meta:editing-duration>PT9H55M53S</meta:editing-duration>
    <meta:editing-cycles>198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IsMultiByte = False
	
	'
	' 유니코드 범위 체크 : English + Latin : https://en.wikipedia.org/wiki/List_of_Unicode_characters
	'
	If b( 1 ) &lt;&gt; 0 Then
		IsMultiByte = True
	EndIf

End Function




Function research___multibyte___check_korean

	Dim s as String : s = "가a1"
	Dim b() as Byte
	
	
	Dim i as Integer
	For i = 1 To 3
		b = Mid( s, i, 1 )
		MsgBox( IsKorean( b ) )
	Next i
	
End Function
Function IsKorean( b() as Byte )

	IsKorean = False
	
	'
	' 유니코드 범위 체크 : 한글 : AC00 ~ D7FF
	'
	If b( 1 ) &gt;= &amp;HAC And b( 1 ) &lt; &amp;HD8 Then
		IsKorean = True
	End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